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edc" officeooo:paragraph-rsid="00152e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– Sensor de calor</text:p>
      <text:p text:style-name="P1"/>
      <text:p text:style-name="P1">Quando apertar o aluminio o led ascender </text:p>
      <text:p text:style-name="P1"/>
      <text:p text:style-name="P1">Itens usados:</text:p>
      <text:p text:style-name="P1"><text:tab/>1x Placa Arduino</text:p>
      <text:p text:style-name="P1"><text:tab/>1x Protoboard</text:p>
      <text:p text:style-name="P1"><text:tab/>5x Cabos Machos</text:p>
      <text:p text:style-name="P1"><text:tab/>1x Led</text:p>
      <text:p text:style-name="P1"><text:tab/>2x Resistores</text:p>
      <text:p text:style-name="P1"><text:tab/>1x Papel Aluminio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4:16:37.506000000</meta:creation-date>
    <dc:date>2019-09-18T14:20:54.727000000</dc:date>
    <meta:editing-duration>PT4M22S</meta:editing-duration>
    <meta:editing-cycles>1</meta:editing-cycles>
    <meta:document-statistic meta:table-count="0" meta:image-count="0" meta:object-count="0" meta:page-count="1" meta:paragraph-count="9" meta:word-count="28" meta:character-count="165" meta:non-whitespace-character-count="138"/>
    <meta:generator>LibreOffice/6.3.1.2$Windows_X86_64 LibreOffice_project/b79626edf0065ac373bd1df5c28bd630b4424273</meta:generator>
  </office:meta>
</office:document-meta>
</file>